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ru" fo:country="RU" officeooo:rsid="0024734f" officeooo:paragraph-rsid="000e53c8"/>
    </style:style>
    <style:style style:name="P2" style:family="paragraph" style:parent-style-name="Standard">
      <style:paragraph-properties fo:text-align="justify" style:justify-single-word="false"/>
      <style:text-properties fo:language="ru" fo:country="RU" officeooo:rsid="0023c340" officeooo:paragraph-rsid="000e53c8"/>
    </style:style>
    <style:style style:name="P3" style:family="paragraph" style:parent-style-name="Standard">
      <style:paragraph-properties fo:text-align="justify" style:justify-single-word="false"/>
      <style:text-properties fo:language="ru" fo:country="RU" officeooo:rsid="00221d35" officeooo:paragraph-rsid="000e53c8"/>
    </style:style>
    <style:style style:name="P4" style:family="paragraph" style:parent-style-name="Standard">
      <style:paragraph-properties fo:text-align="justify" style:justify-single-word="false"/>
      <style:text-properties fo:language="ru" fo:country="RU" officeooo:rsid="00157f62" officeooo:paragraph-rsid="000e53c8"/>
    </style:style>
    <style:style style:name="P5" style:family="paragraph" style:parent-style-name="Standard">
      <style:paragraph-properties fo:text-align="justify" style:justify-single-word="false"/>
      <style:text-properties fo:language="ru" fo:country="RU" officeooo:rsid="002400a7" officeooo:paragraph-rsid="000e53c8"/>
    </style:style>
    <style:style style:name="P6" style:family="paragraph" style:parent-style-name="Standard">
      <style:paragraph-properties fo:text-align="justify" style:justify-single-word="false"/>
      <style:text-properties fo:language="ru" fo:country="RU" fo:font-weight="bold" officeooo:rsid="001564b0" officeooo:paragraph-rsid="000e53c8" style:font-weight-asian="bold" style:font-weight-complex="bold"/>
    </style:style>
    <style:style style:name="P7" style:family="paragraph" style:parent-style-name="Standard">
      <style:paragraph-properties fo:text-align="justify" style:justify-single-word="false"/>
      <style:text-properties fo:language="ru" fo:country="RU" fo:font-weight="bold" officeooo:rsid="00221d35" officeooo:paragraph-rsid="000e53c8" style:font-weight-asian="bold" style:font-weight-complex="bold"/>
    </style:style>
    <style:style style:name="P8" style:family="paragraph" style:parent-style-name="Standard">
      <style:paragraph-properties fo:text-align="justify" style:justify-single-word="false"/>
      <style:text-properties fo:language="ru" fo:country="RU" fo:font-weight="bold" officeooo:rsid="0024734f" officeooo:paragraph-rsid="000e53c8" style:font-weight-asian="bold" style:font-weight-complex="bold"/>
    </style:style>
    <style:style style:name="P9" style:family="paragraph" style:parent-style-name="Standard">
      <style:paragraph-properties fo:text-align="center" style:justify-single-word="false"/>
      <style:text-properties fo:font-size="18pt" fo:language="ru" fo:country="RU" officeooo:rsid="0023c340" officeooo:paragraph-rsid="000e53c8" style:font-size-asian="18pt" style:font-size-complex="18pt"/>
    </style:style>
    <style:style style:name="T1" style:family="text">
      <style:text-properties officeooo:rsid="00249aad"/>
    </style:style>
    <style:style style:name="T2" style:family="text">
      <style:text-properties officeooo:rsid="0023c340"/>
    </style:style>
    <style:style style:name="T3" style:family="text">
      <style:text-properties officeooo:rsid="001564b0"/>
    </style:style>
    <style:style style:name="T4" style:family="text">
      <style:text-properties officeooo:rsid="00157f62"/>
    </style:style>
    <style:style style:name="T5" style:family="text">
      <style:text-properties officeooo:rsid="002400a7"/>
    </style:style>
    <style:style style:name="T6" style:family="text">
      <style:text-properties officeooo:rsid="002473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Задания</text:p>
      <text:p text:style-name="P6">Мария Скрябина</text:p>
      <text:p text:style-name="P2">Данные у Вас уже есть. Теперь нужно создать входную таблицу по образу sample_maria.tsv.</text:p>
      <text:p text:style-name="P3">В таблицу, которую Вы будете подавать на вход, нужно внести</text:p>
      <text:p text:style-name="P3">- по порядку номера в столбец Number;</text:p>
      <text:p text:style-name="P3">- названия галактик по SPRC в столбец Obj_name;</text:p>
      <text:p text:style-name="P3">- пути к файлам с каждой галактикой индивидуально;</text:p>
      <text:p text:style-name="P3">- соответствующие фильтры и полосы в Wavelength[um] и Calibr_band, соответственно;</text:p>
      <text:p text:style-name="P3">- нуль пункты для каждого файла, которые заданы в header как MAGZERO;</text:p>
      <text:p text:style-name="P3">- при необходимости будьте готовы поменять Sky_polinomial на большую степень;</text:p>
      <text:p text:style-name="P3">- обратите внимание, что Rebin_to для остальных галактик нужно сделать по прообразу <text:span text:style-name="T2">примера в таблице sample_maria.tsv, то есть все остальные фильтры кроме r должны приводиться к r (соответствующему номеру в таблице).</text:span></text:p>
      <text:p text:style-name="P3"><text:span text:style-name="T2">Как сделаете таблицу, пришлите, пожалуйста мне.</text:span> </text:p>
      <text:p text:style-name="P2">Когда я посмотрю ее, пройдитесь по всем галактикам для фильтра r и пришлите мне результаты. <text:span text:style-name="T3">Вы делаете шаги 0, 2, 3, 4, 5, 6, (8 — по необходимости), 10, 12 </text:span>(см. видео). <text:span text:style-name="T4">На шаге маскирования 5, если галактика лежит с краю и есть пустые области по краям, их нужно замаскировать эллипсами (сохранить как файл general_mask.reg).</text:span></text:p>
      <text:p text:style-name="P2">После того, как я одобрю результаты по r, я покажу, как сделать остальные фильтры.</text:p>
      <text:p text:style-name="P3"/>
      <text:p text:style-name="P4"/>
      <text:p text:style-name="P7">Денис Поляков</text:p>
      <text:p text:style-name="P2">Денис, Вы подготавливаете изображения для компактных групп галактик. Перед тем, как это сделать, Вам нужно внимательно посмотреть на изображения — на всех ли присутствует группа, название которой заявлено в названии файла (иногда бывают глупые ошибки, что фитс-файл относится не к тому объекту), на всех ли есть wcs (это делается в ds9 Catalogs→Optical→Nomad. Если найденные объекты соответствуют звездам, то всё хорошо. Если нет, сообщите мне о таких файлах.). </text:p>
      <text:p text:style-name="P2">Важно! Если у Вас на изображении по краям засветка или какие-то артефакты, нужно обрезать данное изображение с помощью /imp/<text:span text:style-name="T5">cropping/crop_image.py (вы задаете —corners как нижний левый и верхний правый координаты). Такой кроппинг сохраняет wcs, так что используйте только этот скрипт.</text:span></text:p>
      <text:p text:style-name="P5">Создайте таблицу по примеру, sample_pavel.tsv. <text:span text:style-name="T6">Никакие особые данные, кроме как названия объектов и файлов, менять не надо. Вы делаете шаги 0,1,2, 3, 4, 5, 6, 10, 12 (см. видео для Павла). На последнем шаге НЕ маскируйте галактики группы. Лучше создайте отдельный регионовский файл group.reg (как обычно, в формате image), где будут располагаться ТОЛЬКО маски галактик группы. В этом файле для каждой галактики сделайте свой отдельный регион (допускаются полигоны, круги и эллипсы), так чтобы потом при фиттинге галфитом можно было ее размаскировать, а свет от остальных маскированных галактик при этом минимально влиял на фиттинг.</text:span></text:p>
      <text:p text:style-name="P5"/>
      <text:p text:style-name="P8">Павел Усачев</text:p>
      <text:p text:style-name="P1">Павел, от тебя требуется примерно то же, что и от Дениса, за некоторыми исключениями. Просмотри изображения и удостоверься, что они содержат нужные объекты и wcs (см. задание для Дениса). Если нет, дай мне знать. <text:span text:style-name="T1">Составь таблицу по аналогии с sample_pavel.tsv для всех галактик выборки. Ты делаешь шаги </text:span><text:s/>0,1,2, 3, 4, 5, 6, 8, <text:span text:style-name="T1">9, </text:span>10, 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3:03:32.047031772</meta:creation-date>
    <dc:date>2019-11-06T23:04:42.286635700</dc:date>
    <meta:editing-duration>PT1M10S</meta:editing-duration>
    <meta:editing-cycles>2</meta:editing-cycles>
    <meta:generator>LibreOffice/5.1.6.2$Linux_X86_64 LibreOffice_project/10m0$Build-2</meta:generator>
    <meta:document-statistic meta:table-count="0" meta:image-count="0" meta:object-count="0" meta:page-count="1" meta:paragraph-count="20" meta:word-count="444" meta:character-count="2939" meta:non-whitespace-character-count="2510"/>
  </office:meta>
</office:document-meta>
</file>